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7e52" officeooo:paragraph-rsid="00117e52"/>
    </style:style>
    <style:style style:name="P2" style:family="paragraph" style:parent-style-name="Standard">
      <style:text-properties fo:font-size="14pt" officeooo:rsid="00117e52" officeooo:paragraph-rsid="00117e52" fo:background-color="#00a933" style:font-size-asian="14pt" style:font-size-complex="14pt"/>
    </style:style>
    <style:style style:name="P3" style:family="paragraph" style:parent-style-name="Standard">
      <style:text-properties fo:font-size="14pt" officeooo:rsid="0011c038" officeooo:paragraph-rsid="0011c038" fo:background-color="#00a933" style:font-size-asian="14pt" style:font-size-complex="14pt"/>
    </style:style>
    <style:style style:name="P4" style:family="paragraph" style:parent-style-name="Standard">
      <style:text-properties fo:font-size="14pt" officeooo:rsid="0011c038" officeooo:paragraph-rsid="001aa598" fo:background-color="#00a933" style:font-size-asian="14pt" style:font-size-complex="14pt"/>
    </style:style>
    <style:style style:name="P5" style:family="paragraph" style:parent-style-name="Text_20_body">
      <style:text-properties fo:font-size="14pt" officeooo:rsid="002cb690" officeooo:paragraph-rsid="002cb690" fo:background-color="#00a933" style:font-size-asian="14pt" style:font-size-complex="14pt"/>
    </style:style>
    <style:style style:name="P6" style:family="paragraph" style:parent-style-name="Text_20_body">
      <style:text-properties fo:font-size="14pt" officeooo:rsid="002cb690" officeooo:paragraph-rsid="00351b83" fo:background-color="#00a933" style:font-size-asian="14pt" style:font-size-complex="14pt"/>
    </style:style>
    <style:style style:name="P7" style:family="paragraph" style:parent-style-name="Text_20_body">
      <style:text-properties fo:font-size="14pt" officeooo:rsid="0034841e" officeooo:paragraph-rsid="0034841e" fo:background-color="#00a933" style:font-size-asian="14pt" style:font-size-complex="14pt"/>
    </style:style>
    <style:style style:name="P8" style:family="paragraph" style:parent-style-name="Text_20_body">
      <style:text-properties fo:font-size="14pt" officeooo:rsid="0034841e" officeooo:paragraph-rsid="0038cdf2" fo:background-color="#00a933" style:font-size-asian="14pt" style:font-size-complex="14pt"/>
    </style:style>
    <style:style style:name="P9" style:family="paragraph" style:parent-style-name="Text_20_body">
      <style:text-properties fo:font-size="14pt" officeooo:rsid="0038cdf2" officeooo:paragraph-rsid="0038cdf2" fo:background-color="#00a933" style:font-size-asian="14pt" style:font-size-complex="14pt"/>
    </style:style>
    <style:style style:name="P10" style:family="paragraph" style:parent-style-name="Text_20_body">
      <style:text-properties fo:font-size="14pt" officeooo:rsid="0038cdf2" officeooo:paragraph-rsid="003dfe68" fo:background-color="#00a933" style:font-size-asian="14pt" style:font-size-complex="14pt"/>
    </style:style>
    <style:style style:name="P11" style:family="paragraph" style:parent-style-name="Text_20_body">
      <style:text-properties fo:font-size="14pt" officeooo:rsid="004c448b" officeooo:paragraph-rsid="004c448b" fo:background-color="#00a933" style:font-size-asian="14pt" style:font-size-complex="14pt"/>
    </style:style>
    <style:style style:name="P12" style:family="paragraph" style:parent-style-name="Text_20_body">
      <style:text-properties fo:font-size="14pt" officeooo:rsid="0047850c" officeooo:paragraph-rsid="00351b83" fo:background-color="#00a933" style:font-size-asian="14pt" style:font-size-complex="14pt"/>
    </style:style>
    <style:style style:name="P13" style:family="paragraph" style:parent-style-name="Text_20_body">
      <style:text-properties fo:font-size="14pt" officeooo:rsid="00549fc8" officeooo:paragraph-rsid="00549fc8" fo:background-color="#00a933" style:font-size-asian="14pt" style:font-size-complex="14pt"/>
    </style:style>
    <style:style style:name="P14" style:family="paragraph" style:parent-style-name="Text_20_body">
      <style:text-properties fo:font-size="14pt" officeooo:rsid="0042e590" officeooo:paragraph-rsid="0034841e" fo:background-color="#00a933" style:font-size-asian="14pt" style:font-size-complex="14pt"/>
    </style:style>
    <style:style style:name="P15" style:family="paragraph" style:parent-style-name="Text_20_body">
      <style:text-properties fo:font-size="14pt" officeooo:rsid="00596c17" officeooo:paragraph-rsid="00596c17" fo:background-color="#00a933" style:font-size-asian="14pt" style:font-size-complex="14pt"/>
    </style:style>
    <style:style style:name="P16" style:family="paragraph" style:parent-style-name="Standard">
      <style:text-properties fo:font-size="14pt" officeooo:rsid="0011c038" officeooo:paragraph-rsid="0011c038" fo:background-color="#f6f9d4" style:font-size-asian="14pt" style:font-size-complex="14pt"/>
    </style:style>
    <style:style style:name="P17" style:family="paragraph" style:parent-style-name="Text_20_body">
      <style:text-properties fo:font-size="14pt" officeooo:rsid="00117e52" officeooo:paragraph-rsid="001aa598" fo:background-color="#f6f9d4" style:font-size-asian="14pt" style:font-size-complex="14pt"/>
    </style:style>
    <style:style style:name="P18" style:family="paragraph" style:parent-style-name="Text_20_body">
      <style:text-properties fo:font-size="14pt" officeooo:rsid="002cb690" officeooo:paragraph-rsid="002cb690" fo:background-color="#f6f9d4" style:font-size-asian="14pt" style:font-size-complex="14pt"/>
    </style:style>
    <style:style style:name="P19" style:family="paragraph" style:parent-style-name="Standard">
      <style:text-properties fo:font-size="14pt" officeooo:rsid="00117e52" officeooo:paragraph-rsid="00117e52" fo:background-color="#ffe994" style:font-size-asian="14pt" style:font-size-complex="14pt"/>
    </style:style>
    <style:style style:name="P20" style:family="paragraph" style:parent-style-name="Standard">
      <style:text-properties fo:font-size="14pt" officeooo:rsid="00117e52" officeooo:paragraph-rsid="001aa598" fo:background-color="#ffe994" style:font-size-asian="14pt" style:font-size-complex="14pt"/>
    </style:style>
    <style:style style:name="P21" style:family="paragraph" style:parent-style-name="Standard">
      <style:text-properties fo:color="#c9211e" loext:opacity="100%" fo:font-size="14pt" officeooo:rsid="00117e52" officeooo:paragraph-rsid="00117e52" fo:background-color="#ffffd7" style:font-size-asian="14pt" style:font-size-complex="14pt"/>
    </style:style>
    <style:style style:name="P22" style:family="paragraph" style:parent-style-name="Standard">
      <style:text-properties fo:color="#111111" loext:opacity="100%" fo:font-size="14pt" officeooo:rsid="00117e52" officeooo:paragraph-rsid="00117e52" fo:background-color="#f6f9d4" style:font-size-asian="14pt" style:font-size-complex="14pt"/>
    </style:style>
    <style:style style:name="P23" style:family="paragraph" style:parent-style-name="Text_20_body">
      <style:text-properties officeooo:paragraph-rsid="002541a3"/>
    </style:style>
    <style:style style:name="P24" style:family="paragraph" style:parent-style-name="Text_20_body">
      <style:text-properties officeooo:paragraph-rsid="00351b83"/>
    </style:style>
    <style:style style:name="P25" style:family="paragraph" style:parent-style-name="Text_20_body">
      <style:text-properties style:font-name="Carlito" fo:font-size="14pt" fo:background-color="#f6f9d4" style:font-size-asian="14pt" style:font-size-complex="14pt"/>
    </style:style>
    <style:style style:name="P26" style:family="paragraph" style:parent-style-name="Text_20_body">
      <style:text-properties officeooo:paragraph-rsid="00596c17"/>
    </style:style>
    <style:style style:name="P27" style:family="paragraph" style:parent-style-name="Standard">
      <style:text-properties officeooo:rsid="00117e52" officeooo:paragraph-rsid="00117e52"/>
    </style:style>
    <style:style style:name="P28" style:family="paragraph" style:parent-style-name="Standard">
      <style:text-properties fo:font-size="14pt" officeooo:rsid="00657d62" officeooo:paragraph-rsid="00657d62" style:font-size-asian="14pt" style:font-size-complex="14pt"/>
    </style:style>
    <style:style style:name="P29" style:family="paragraph" style:parent-style-name="Text_20_body">
      <style:text-properties fo:font-size="14pt" officeooo:paragraph-rsid="00596c17" fo:background-color="#f6f9d4" style:font-size-asian="14pt" style:font-size-complex="14pt"/>
    </style:style>
    <style:style style:name="P30" style:family="paragraph" style:parent-style-name="Text_20_body">
      <style:text-properties officeooo:paragraph-rsid="00596c17"/>
    </style:style>
    <style:style style:name="P31" style:family="paragraph" style:parent-style-name="Text_20_body">
      <style:text-properties officeooo:rsid="005fa2bc" officeooo:paragraph-rsid="005fa2bc" fo:background-color="#00a933"/>
    </style:style>
    <style:style style:name="P32" style:family="paragraph" style:parent-style-name="Text_20_body">
      <style:text-properties officeooo:rsid="00607a95" officeooo:paragraph-rsid="00607a95" fo:background-color="#00a933"/>
    </style:style>
    <style:style style:name="P33" style:family="paragraph" style:parent-style-name="Text_20_body">
      <style:text-properties officeooo:paragraph-rsid="005fa2bc"/>
    </style:style>
    <style:style style:name="P34" style:family="paragraph" style:parent-style-name="Text_20_body">
      <style:text-properties officeooo:paragraph-rsid="00607a95"/>
    </style:style>
    <style:style style:name="P35" style:family="paragraph" style:parent-style-name="Text_20_body">
      <style:text-properties officeooo:paragraph-rsid="00652fa6"/>
    </style:style>
    <style:style style:name="T1" style:family="text">
      <style:text-properties officeooo:rsid="0011c038"/>
    </style:style>
    <style:style style:name="T2" style:family="text">
      <style:text-properties officeooo:rsid="00166d89"/>
    </style:style>
    <style:style style:name="T3" style:family="text">
      <style:text-properties fo:background-color="#f6f9d4" loext:char-shading-value="0"/>
    </style:style>
    <style:style style:name="T4" style:family="text">
      <style:text-properties officeooo:rsid="0018b421" fo:background-color="#f6f9d4" loext:char-shading-value="0"/>
    </style:style>
    <style:style style:name="T5" style:family="text">
      <style:text-properties officeooo:rsid="001ff57e"/>
    </style:style>
    <style:style style:name="T6" style:family="text">
      <style:text-properties fo:font-size="14pt" fo:background-color="#f6f9d4" loext:char-shading-value="0" style:font-size-asian="14pt" style:font-size-complex="14pt"/>
    </style:style>
    <style:style style:name="T7" style:family="text">
      <style:text-properties fo:font-size="14pt" officeooo:rsid="00117e52" fo:background-color="#f6f9d4" loext:char-shading-value="0" style:font-size-asian="14pt" style:font-size-complex="14pt"/>
    </style:style>
    <style:style style:name="T8" style:family="text">
      <style:text-properties fo:font-size="14pt" officeooo:rsid="00549fc8" fo:background-color="#f6f9d4" loext:char-shading-value="0" style:font-size-asian="14pt" style:font-size-complex="14pt"/>
    </style:style>
    <style:style style:name="T9" style:family="text">
      <style:text-properties fo:font-size="14pt" officeooo:rsid="0055dfc3" fo:background-color="#f6f9d4" loext:char-shading-value="0" style:font-size-asian="14pt" style:font-size-complex="14pt"/>
    </style:style>
    <style:style style:name="T10" style:family="text">
      <style:text-properties fo:font-size="14pt" officeooo:rsid="00596c17" fo:background-color="#f6f9d4" loext:char-shading-value="0" style:font-size-asian="14pt" style:font-size-complex="14pt"/>
    </style:style>
    <style:style style:name="T11" style:family="text">
      <style:text-properties fo:font-size="14pt" officeooo:rsid="005fa2bc" fo:background-color="#f6f9d4" loext:char-shading-value="0" style:font-size-asian="14pt" style:font-size-complex="14pt"/>
    </style:style>
    <style:style style:name="T12" style:family="text">
      <style:text-properties fo:font-size="14pt" fo:font-weight="normal" fo:background-color="#f6f9d4" loext:char-shading-value="0" style:font-size-asian="14pt" style:font-weight-asian="normal" style:font-size-complex="14pt" style:font-weight-complex="normal"/>
    </style:style>
    <style:style style:name="T13" style:family="text">
      <style:text-properties fo:font-size="14pt" style:font-size-asian="14pt" style:font-size-complex="14pt"/>
    </style:style>
    <style:style style:name="T14" style:family="text">
      <style:text-properties officeooo:rsid="00306f6a"/>
    </style:style>
    <style:style style:name="T15" style:family="text">
      <style:text-properties officeooo:rsid="00337cee"/>
    </style:style>
    <style:style style:name="T16" style:family="text">
      <style:text-properties style:font-name="Carlito" fo:font-size="14pt" fo:background-color="#f6f9d4" loext:char-shading-value="0" style:font-size-asian="14pt" style:font-size-complex="14pt"/>
    </style:style>
    <style:style style:name="T17" style:family="text">
      <style:text-properties style:font-name="Carlito" fo:font-size="14pt" officeooo:rsid="00351b83" fo:background-color="#f6f9d4" loext:char-shading-value="0" style:font-size-asian="14pt" style:font-size-complex="14pt"/>
    </style:style>
    <style:style style:name="T18" style:family="text">
      <style:text-properties style:font-name="Carlito" fo:font-size="14pt" officeooo:rsid="0036561c" fo:background-color="#f6f9d4" loext:char-shading-value="0" style:font-size-asian="14pt" style:font-size-complex="14pt"/>
    </style:style>
    <style:style style:name="T19" style:family="text">
      <style:text-properties fo:font-weight="normal" fo:background-color="#f6f9d4"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ING DIARY <text:s/></text:p>
      <text:p text:style-name="P1"/>
      <text:p text:style-name="P28">Name: Mriganka Saikia</text:p>
      <text:p text:style-name="P1"/>
      <text:p text:style-name="P1"/>
      <text:p text:style-name="P2"><text:span text:style-name="T1">2</text:span><text:span text:style-name="T2">1/</text:span>0<text:span text:style-name="T1">8/</text:span><text:span text:style-name="T5">2</text:span>025</text:p>
      <text:p text:style-name="P22"/>
      <text:p text:style-name="P22">On the first day, I familiarized myself with the course content, reviewed all the modules, and got an overview of what I would be studying. I also went through the instructions on what to do. Since I already have coding experience, I directly proceeded with setting up VS Code and installing the necessary extensions <text:span text:style-name="T1">etc. </text:span></text:p>
      <text:p text:style-name="P21"/>
      <text:p text:style-name="P21"/>
      <text:p text:style-name="P21"/>
      <text:p text:style-name="P21"/>
      <text:p text:style-name="P3"><text:span text:style-name="T5">25</text:span>/0<text:span text:style-name="T15">8</text:span>/2025</text:p>
      <text:p text:style-name="P16"/>
      <text:p text:style-name="P16">Finally, I began the course with the video that introduces the basics of HTML and CSS. Although I have prior experience in backend development and programming with languages like Python and C++, this was my first time working with HTML and CSS. I learned about HTML tags, how to set a title for a webpage, and began understanding the foundational structure of web development.</text:p>
      <text:p text:style-name="P19"><text:span text:style-name="T3">I learned how to create containers and use the </text:span><text:span text:style-name="Source_20_Text"><text:span text:style-name="T3">&lt;nav&gt;</text:span></text:span><text:span text:style-name="T3"> (navigation) tag, as well as how to insert images using the </text:span><text:span text:style-name="Source_20_Text"><text:span text:style-name="T3">&lt;img&gt;</text:span></text:span><text:span text:style-name="T3"> tag. I also learned how to use button classes (e.g., </text:span><text:span text:style-name="Source_20_Text"><text:span text:style-name="T3">.btn</text:span></text:span><text:span text:style-name="T3">). Additionally, I gained experience in creating </text:span><text:span text:style-name="T4">basic</text:span><text:span text:style-name="T3"> CSS, even though I had no prior background in CSS design. I learned the basic structure of CSS, including concepts like margin and padding.</text:span></text:p>
      <text:p text:style-name="P19"><text:span text:style-name="T3"/></text:p>
      <text:p text:style-name="P19"><text:span text:style-name="T3"/></text:p>
      <text:p text:style-name="P19"><text:span text:style-name="T3"/></text:p>
      <text:p text:style-name="P4"><text:span text:style-name="T5">29</text:span>/0<text:span text:style-name="T15">8</text:span>/2025</text:p>
      <text:p text:style-name="P20"><text:span text:style-name="T3"/></text:p>
      <text:p text:style-name="P23"><text:span text:style-name="T7">I revisited the navigation bar section to deepen my understanding of layout and alignment, as well as styling techniques such as hover effects and color transitions. I also explored more about button design and customization, including how to style buttons effectively using CSS. </text:span><text:span text:style-name="T6">After that, I moved on to learning about the main visual element of a website—the </text:span><text:span text:style-name="Strong_20_Emphasis"><text:span text:style-name="T6">Hero section</text:span></text:span><text:span text:style-name="T6">. I learned how to structure it with proper headings and hero text, and how to apply CSS styling for typography, spacing, and layout. I also explored sizing classes and how they influence responsiveness and visual hierarchy. To gain a broader perspective, I researched various tutorials and references beyond the main course material. Meanwhile, I began conceptualizing ideas for my personal project. After exploring a few possibilities, I decided on a creative and visually engaging concept: a </text:span><text:span text:style-name="Strong_20_Emphasis"><text:span text:style-name="T6">virtual aquarium</text:span></text:span><text:span text:style-name="T6">.</text:span></text:p>
      <text:p text:style-name="P17"><text:soft-page-break/></text:p>
      <text:p text:style-name="P9">30/08/2025</text:p>
      <text:p text:style-name="P8"><text:span text:style-name="T3">From the Hero section, I learned how to structure content using semantic HTML elements like </text:span><text:span text:style-name="Source_20_Text"><text:span text:style-name="T3">&lt;h1&gt;</text:span></text:span><text:span text:style-name="T3">, </text:span><text:span text:style-name="Source_20_Text"><text:span text:style-name="T3">&lt;h2&gt;</text:span></text:span><text:span text:style-name="T3">, and </text:span><text:span text:style-name="Source_20_Text"><text:span text:style-name="T3">&lt;p&gt;</text:span></text:span><text:span text:style-name="T3">. The </text:span><text:span text:style-name="Source_20_Text"><text:span text:style-name="T3">&lt;h1&gt;</text:span></text:span><text:span text:style-name="T3"> and </text:span><text:span text:style-name="Source_20_Text"><text:span text:style-name="T3">&lt;h2&gt;</text:span></text:span><text:span text:style-name="T3"> tags define the main and subheadings, while the </text:span><text:span text:style-name="Source_20_Text"><text:span text:style-name="T3">&lt;p&gt;</text:span></text:span><text:span text:style-name="T3"> tag is used for descriptive text. I also learned how to use a container to center and constrain the layout. Buttons were created using styled </text:span><text:span text:style-name="Source_20_Text"><text:span text:style-name="T3">&lt;a&gt;</text:span></text:span><text:span text:style-name="T3"> tags, and I used CSS to add background colors, padding, border-radius, and hover effects. I also learned how to apply text utility classes and use CSS properties like </text:span><text:span text:style-name="Source_20_Text"><text:span text:style-name="T3">font-size</text:span></text:span><text:span text:style-name="T3">, </text:span><text:span text:style-name="Source_20_Text"><text:span text:style-name="T3">text-align</text:span></text:span><text:span text:style-name="T3">, and </text:span><text:span text:style-name="Source_20_Text"><text:span text:style-name="T3">margin</text:span></text:span><text:span text:style-name="T3"> to control typography and spacing. A cool part was learning how to set a </text:span><text:span text:style-name="Strong_20_Emphasis"><text:span text:style-name="T3">background image using CSS</text:span></text:span><text:span text:style-name="T3"> with the </text:span><text:span text:style-name="Source_20_Text"><text:span text:style-name="T3">background-image</text:span></text:span><text:span text:style-name="T3"> property, allowing me to enhance the visual design of the Hero section. To dive deeper into these concepts, I explored resources on </text:span><text:span text:style-name="Strong_20_Emphasis"><text:span text:style-name="T3">MDN Web Docs</text:span></text:span><text:span text:style-name="T3">, </text:span><text:span text:style-name="Strong_20_Emphasis"><text:span text:style-name="T3">W3Schools</text:span></text:span><text:span text:style-name="T3">, and </text:span><text:span text:style-name="Strong_20_Emphasis"><text:span text:style-name="T3">freeCodeCamp</text:span></text:span><text:span text:style-name="T3">, which helped solidify my understanding of layout, typography, and visual styling.</text:span></text:p>
      <text:p text:style-name="P8"/>
      <text:p text:style-name="P10">30/08/2025</text:p>
      <text:p text:style-name="P8"><text:span text:style-name="T3">Finally, I decided to start working on my own project website called </text:span><text:span text:style-name="Strong_20_Emphasis"><text:span text:style-name="T3">Virtual Aquarium</text:span></text:span><text:span text:style-name="T3">. I began with the Hero section, applying the concepts I had learned. Instead of using a static background image, I experimented by adding a </text:span><text:span text:style-name="Strong_20_Emphasis"><text:span text:style-name="T3">background video</text:span></text:span><text:span text:style-name="T3"> to make the landing page more engaging and immersive. I used the </text:span><text:span text:style-name="Source_20_Text"><text:span text:style-name="T3">&lt;video&gt;</text:span></text:span><text:span text:style-name="T3"> tag to embed the video and wrapped it with a container to control the layout. I also added some descriptive text using </text:span><text:span text:style-name="Source_20_Text"><text:span text:style-name="T3">&lt;p&gt;</text:span></text:span><text:span text:style-name="T3"> tags to introduce the theme of the website and give visitors a sense of what to expect. Styling the section with CSS was a bit challenging at first—especially getting the video to cover the full background and ensuring the text stayed readable—but with some trial and error, I was able to achieve a clean and functional design. I also set up a </text:span><text:span text:style-name="Strong_20_Emphasis"><text:span text:style-name="T3">navigation bar</text:span></text:span><text:span text:style-name="T3"> with links to sections like </text:span><text:span text:style-name="Strong_20_Emphasis"><text:span text:style-name="T3">Home</text:span></text:span><text:span text:style-name="T3">, </text:span><text:span text:style-name="Strong_20_Emphasis"><text:span text:style-name="T3">Gallery</text:span></text:span><text:span text:style-name="T3">, </text:span><text:span text:style-name="Strong_20_Emphasis"><text:span text:style-name="T3">About</text:span></text:span><text:span text:style-name="T3">, and </text:span><text:span text:style-name="Strong_20_Emphasis"><text:span text:style-name="T3">Contact</text:span></text:span><text:span text:style-name="T3">, using basic HTML structure and styling it with Flexbox to make it responsive and aligned properly. This first step gave me a solid foundation for building the rest of the site.</text:span></text:p>
      <text:p text:style-name="P14"/>
      <text:p text:style-name="P7"/>
      <text:p text:style-name="P7">19/09/2025</text:p>
      <text:p text:style-name="P24"><text:span text:style-name="T16">I finally decided to create a GitHub repository for my virtual aquarium project built with HTML, CSS, and JavaScript. I initialized Git in my project folder using </text:span><text:span text:style-name="Source_20_Text"><text:span text:style-name="T16">git init</text:span></text:span><text:span text:style-name="T16">, added all the files with </text:span><text:span text:style-name="Source_20_Text"><text:span text:style-name="T16">git add .</text:span></text:span><text:span text:style-name="T16">, and committed them with </text:span><text:span text:style-name="Source_20_Text"><text:span text:style-name="T16">git commit -m "Initial </text:span></text:span><text:soft-page-break/><text:span text:style-name="Source_20_Text"><text:span text:style-name="T16">commit"</text:span></text:span><text:span text:style-name="T16">. Then, I created a new repository on GitHub and connected it using </text:span><text:span text:style-name="T17">git</text:span><text:span text:style-name="Source_20_Text"><text:span text:style-name="T16"> </text:span></text:span><text:span text:style-name="Source_20_Text"><text:span text:style-name="T17">remote</text:span></text:span><text:span text:style-name="Source_20_Text"><text:span text:style-name="T16"> add origin &lt;repo-URL&gt;</text:span></text:span><text:span text:style-name="T16">. Finally, I pushed my code using </text:span><text:span text:style-name="Source_20_Text"><text:span text:style-name="T16">git push -u origin main</text:span></text:span><text:span text:style-name="T16">. </text:span><text:span text:style-name="T18">I looked into a couple of tutorials on Youtube about how to do it.</text:span></text:p>
      <text:p text:style-name="P25">This was actually my first time pushing code to GitHub directly from VS Code, and it was a great learning experience!</text:p>
      <text:p text:style-name="P6"/>
      <text:p text:style-name="P12"/>
      <text:p text:style-name="P6"/>
      <text:p text:style-name="P6"/>
      <text:p text:style-name="P6"/>
      <text:p text:style-name="P5">2<text:span text:style-name="T14">0/</text:span>09/2025</text:p>
      <text:p text:style-name="P18">Okay, so it’s the morning of Saturday, and at 10 a.m., I decide to continue the course tutorial on the FAQ section. I revisit the video multiple times to fully grasp the concepts and apply the same interactive collapsible functionality in the habitats section of my aquarium website. In this part of the tutorial, I learned how to create a clean FAQ layout with grouped questions and answers that expand and collapse when clicked. A key part was using Font Awesome icons — specifically the <text:span text:style-name="Source_20_Text">&lt;i class="fas fa-plus"&gt;</text:span> and <text:span text:style-name="Source_20_Text">&lt;i class="fas fa-minus"&gt;</text:span> — to visually indicate whether a section is collapsed or expanded. I learned how to dynamically switch these icon classes with JavaScript depending on user interaction. The JavaScript logic taught me how to detect when a question header is clicked, toggle the visibility of its corresponding answer, and change the icon from plus to minus accordingly, creating a smooth and intuitive user experience.</text:p>
      <text:p text:style-name="P18"/>
      <text:p text:style-name="P18"/>
      <text:p text:style-name="P11">21/09/2025</text:p>
      <text:p text:style-name="P11"><text:span text:style-name="Strong_20_Emphasis"><text:span text:style-name="T19">This morning, I decided to apply what I learned about the FAQ section and the interactive click functionality using JavaScript — specifically with event listeners and click events. I found this part a bit challenging to fully grasp, so I plan to revisit the section and explore additional resources to reinforce my understanding.</text:span></text:span></text:p>
      <text:p text:style-name="Text_20_body"><text:span text:style-name="Strong_20_Emphasis"><text:span text:style-name="T12">Rather than directly copying the tutorial, I wanted to apply the same concepts in my own way. So, I created a new section called "Habitats" for my virtual aquarium project. This section showcases different ocean habitats and uses a simplified version </text:span></text:span><text:soft-page-break/><text:span text:style-name="Strong_20_Emphasis"><text:span text:style-name="T12">of the toggle functionality, with plus and minus icons to expand and collapse the content.</text:span></text:span></text:p>
      <text:p text:style-name="Text_20_body"><text:span text:style-name="Strong_20_Emphasis"><text:span text:style-name="T12"/></text:span></text:p>
      <text:p text:style-name="P13">29/09/2025</text:p>
      <text:p text:style-name="P26"><text:span text:style-name="T8">Today, I worked on the footer section of the professional website from scratch. The footer might seem simple at first, but there are a few key aspects that make it more polished and functional, especially in a professional layout. </text:span><text:span text:style-name="T6">The footer is typically placed</text:span><text:span text:style-name="T3"> </text:span><text:span text:style-name="T6">within a </text:span><text:span text:style-name="Source_20_Text"><text:span text:style-name="T6">&lt;footer&gt;</text:span></text:span><text:span text:style-name="T6"> tag for semantic clarity, which helps with both accessibility and SEO. Inside the footer, we use basic </text:span><text:span text:style-name="Source_20_Text"><text:span text:style-name="T6">&lt;div&gt;</text:span></text:span><text:span text:style-name="T6"> containers to hold content like text, links, and social media icons. </text:span><text:span text:style-name="T9">Then</text:span><text:span text:style-name="T6"> </text:span><text:span text:style-name="T9">learned about</text:span><text:span text:style-name="T6"> social media icons in the footer that link to platforms like Facebook, Twitter, and LinkedIn. Brad showed how to use font icons (via Font Awesome or similar libraries) to add these icons</text:span></text:p>
      <text:p text:style-name="P29"><text:s/>efficiently.</text:p>
      <text:p text:style-name="P26"><text:span text:style-name="T6"/></text:p>
      <text:p text:style-name="P26"><text:span text:style-name="T6"/></text:p>
      <text:p text:style-name="P26"><text:span text:style-name="T6"/></text:p>
      <text:p text:style-name="P15">30/09/2025</text:p>
      <text:p text:style-name="P26"><text:span text:style-name="T10">I repeat the same part today </text:span><text:span text:style-name="T6">I learned how to create a </text:span><text:span text:style-name="Strong_20_Emphasis"><text:span text:style-name="T6">newsletter card</text:span></text:span><text:span text:style-name="T6"> in the footer section of a website. This involves structuring a simple HTML form with an email input field and a submit button, encouraging users to subscribe to updates. I also learned how to style the card using CSS, giving it a clean, modern look with rounded corners, padding, and hover effects for interactivity. The card is designed to be responsive, adjusting neatly on both desktop and mobile devices. Overall, it’s a practical way to enhance user engagement and build an email list on a professional website.</text:span></text:p>
      <text:p text:style-name="P26"><text:span text:style-name="T6"/></text:p>
      <text:p text:style-name="P31"><text:span text:style-name="T13">3/10/2025</text:span></text:p>
      <text:p text:style-name="P33"><text:span text:style-name="T6">In our journey building the Virtual Aquarium website, we learned key techniques for implementing a hamburger button to enhance mobile navigation. The hamburger icon, consisting of three horizontal bars, serves as a compact toggle for hidden menus on smaller screens, ensuring a clean interface without cluttering the header. We integrated it using HTML for structure, CSS for styling and animations (like transforming the bars into an "X" when open), and JavaScript for toggling visibility with classes like ".open". Mobile responsiveness was achieved through CSS media </text:span><text:soft-page-break/><text:span text:style-name="T6">queries, such as @media (max-width: 768px), which hide the desktop navigation bar and display the hamburger button only on devices or resized windows below that breakpoint. This approach ensures the site adapts fluidly to different screen sizes, preventing layout issues like overlapping elements or cropped text, and improves user experience by prioritizing touch-friendly interactions on phones. </text:span><text:span text:style-name="T11">I found this part really difficult.</text:span></text:p>
      <text:p text:style-name="P33"><text:span text:style-name="T11"/></text:p>
      <text:p text:style-name="P33"><text:span text:style-name="T11"/></text:p>
      <text:p text:style-name="P32"><text:span text:style-name="T13">14/10/2025</text:span></text:p>
      <text:p text:style-name="P35"><text:span text:style-name="T6">Finally, deploying the website to GitHub Pages marked a crucial step in making the project accessible online. We used Git commands like git init, git add ., git commit -m "update", and git push to upload the code to a GitHub repository, ensuring all files (HTML, CSS, JS, images) were committed. In the repository settings, we configured GitHub Pages to host from the main branch and root folder, generating a live URL <text:s text:c="2"/>https://mriganka93.github.io/Virtual-Aquarium-Website/index.html </text:span></text:p>
      <text:p text:style-name="P35"><text:span text:style-name="T6">This free hosting provides HTTPS, fast loading, and easy updates via pushes, teaching us the value of version control for collaboration and iteration. The deployment process highlighted the importance of testing on real devices, fixing paths, and adding a README.md for documentation, transforming a local project into a shareable portfolio piece.</text:span></text:p>
      <text:p text:style-name="P34"><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8T22:00:50.150932965</meta:creation-date>
    <dc:date>2025-10-15T18:23:35.595387959</dc:date>
    <meta:editing-duration>PT9H33M33S</meta:editing-duration>
    <meta:editing-cycles>41</meta:editing-cycles>
    <meta:generator>LibreOffice/24.2.7.2$Linux_X86_64 LibreOffice_project/420$Build-2</meta:generator>
    <meta:document-statistic meta:table-count="0" meta:image-count="0" meta:object-count="0" meta:page-count="5" meta:paragraph-count="31" meta:word-count="1526" meta:character-count="9377" meta:non-whitespace-character-count="7875"/>
  </office:meta>
</office:document-meta>
</file>